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nctions" table:style-name="ta1">
        <table:shapes>
          <draw:frame draw:z-index="0" draw:style-name="gr1" draw:text-style-name="P1" svg:width="159.99mm" svg:height="89.99mm" svg:x="127.01mm" svg:y="4.97mm">
            <draw:object draw:notify-on-update-of-ranges="functions.B1:functions.B1 functions.B2:functions.B11 functions.C1:functions.C1 functions.C2:functions.C11 functions.D1:functions.D1 functions.D2:functions.D11 functions.E1:functions.E1 functions.E2:functions.E11 functions.F1:functions.F1 functions.F2:functions.F11 functions.G1:functions.G1 functions.G2:functions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<text:s text:c="9"/>n</text:p>
          </table:table-cell>
          <table:table-cell office:value-type="string" calcext:value-type="string">
            <text:p><text:s text:c="8"/>f1</text:p>
          </table:table-cell>
          <table:table-cell office:value-type="string" calcext:value-type="string">
            <text:p><text:s text:c="8"/>f2</text:p>
          </table:table-cell>
          <table:table-cell office:value-type="string" calcext:value-type="string">
            <text:p><text:s text:c="8"/>f3</text:p>
          </table:table-cell>
          <table:table-cell office:value-type="string" calcext:value-type="string">
            <text:p><text:s text:c="8"/>f4</text:p>
          </table:table-cell>
          <table:table-cell office:value-type="string" calcext:value-type="string">
            <text:p><text:s text:c="8"/>f5</text:p>
          </table:table-cell>
          <table:table-cell office:value-type="string" calcext:value-type="string">
            <text:p><text:s text:c="8"/>f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1,8E-05</text:p>
          </table:table-cell>
          <table:table-cell office:value-type="float" office:value="0.083746" calcext:value-type="float">
            <text:p>0,083746</text:p>
          </table:table-cell>
          <table:table-cell office:value-type="float" office:value="0.168497" calcext:value-type="float">
            <text:p>0,168497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83742" calcext:value-type="float">
            <text:p>0,083742</text:p>
          </table:table-cell>
          <table:table-cell office:value-type="float" office:value="0.137993" calcext:value-type="float">
            <text:p>0,13799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334502" calcext:value-type="float">
            <text:p>0,334502</text:p>
          </table:table-cell>
          <table:table-cell office:value-type="float" office:value="0.668505" calcext:value-type="float">
            <text:p>0,668505</text:p>
          </table:table-cell>
          <table:table-cell office:value-type="float" office:value="0.000056" calcext:value-type="float">
            <text:p>5,6E-05</text:p>
          </table:table-cell>
          <table:table-cell office:value-type="float" office:value="0.332209" calcext:value-type="float">
            <text:p>0,332209</text:p>
          </table:table-cell>
          <table:table-cell office:value-type="float" office:value="0.552397" calcext:value-type="float">
            <text:p>0,55239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0049" calcext:value-type="float">
            <text:p>4,9E-05</text:p>
          </table:table-cell>
          <table:table-cell office:value-type="float" office:value="0.751995" calcext:value-type="float">
            <text:p>0,751995</text:p>
          </table:table-cell>
          <table:table-cell office:value-type="float" office:value="1.50001" calcext:value-type="float">
            <text:p>1,50001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0.746762" calcext:value-type="float">
            <text:p>0,746762</text:p>
          </table:table-cell>
          <table:table-cell office:value-type="float" office:value="1.245526" calcext:value-type="float">
            <text:p>1,24552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1.33472" calcext:value-type="float">
            <text:p>1,33472</text:p>
          </table:table-cell>
          <table:table-cell office:value-type="float" office:value="2.668442" calcext:value-type="float">
            <text:p>2,668442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1.326471" calcext:value-type="float">
            <text:p>1,326471</text:p>
          </table:table-cell>
          <table:table-cell office:value-type="float" office:value="2.215589" calcext:value-type="float">
            <text:p>2,21558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2.073711" calcext:value-type="float">
            <text:p>2,073711</text:p>
          </table:table-cell>
          <table:table-cell office:value-type="float" office:value="4.160566" calcext:value-type="float">
            <text:p>4,160566</text:p>
          </table:table-cell>
          <table:table-cell office:value-type="float" office:value="0.000131" calcext:value-type="float">
            <text:p>0,000131</text:p>
          </table:table-cell>
          <table:table-cell office:value-type="float" office:value="2.082775" calcext:value-type="float">
            <text:p>2,082775</text:p>
          </table:table-cell>
          <table:table-cell office:value-type="float" office:value="3.455448" calcext:value-type="float">
            <text:p>3,45544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0099" calcext:value-type="float">
            <text:p>9,9E-05</text:p>
          </table:table-cell>
          <table:table-cell office:value-type="float" office:value="2.994729" calcext:value-type="float">
            <text:p>2,994729</text:p>
          </table:table-cell>
          <table:table-cell office:value-type="float" office:value="5.98937" calcext:value-type="float">
            <text:p>5,98937</text:p>
          </table:table-cell>
          <table:table-cell office:value-type="float" office:value="0.000167" calcext:value-type="float">
            <text:p>0,000167</text:p>
          </table:table-cell>
          <table:table-cell office:value-type="float" office:value="2.984724" calcext:value-type="float">
            <text:p>2,984724</text:p>
          </table:table-cell>
          <table:table-cell office:value-type="float" office:value="4.97714" calcext:value-type="float">
            <text:p>4,9771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0117" calcext:value-type="float">
            <text:p>0,000117</text:p>
          </table:table-cell>
          <table:table-cell office:value-type="float" office:value="4.084532" calcext:value-type="float">
            <text:p>4,084532</text:p>
          </table:table-cell>
          <table:table-cell office:value-type="float" office:value="8.227423" calcext:value-type="float">
            <text:p>8,227423</text:p>
          </table:table-cell>
          <table:table-cell office:value-type="float" office:value="0.000192" calcext:value-type="float">
            <text:p>0,000192</text:p>
          </table:table-cell>
          <table:table-cell office:value-type="float" office:value="4.08793" calcext:value-type="float">
            <text:p>4,08793</text:p>
          </table:table-cell>
          <table:table-cell office:value-type="float" office:value="6.829619" calcext:value-type="float">
            <text:p>6,82961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0136" calcext:value-type="float">
            <text:p>0,000136</text:p>
          </table:table-cell>
          <table:table-cell office:value-type="float" office:value="5.353656" calcext:value-type="float">
            <text:p>5,353656</text:p>
          </table:table-cell>
          <table:table-cell office:value-type="float" office:value="10.669455" calcext:value-type="float">
            <text:p>10,669455</text:p>
          </table:table-cell>
          <table:table-cell office:value-type="float" office:value="0.000222" calcext:value-type="float">
            <text:p>0,000222</text:p>
          </table:table-cell>
          <table:table-cell office:value-type="float" office:value="5.317331" calcext:value-type="float">
            <text:p>5,317331</text:p>
          </table:table-cell>
          <table:table-cell office:value-type="float" office:value="8.866174" calcext:value-type="float">
            <text:p>8,86617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0149" calcext:value-type="float">
            <text:p>0,000149</text:p>
          </table:table-cell>
          <table:table-cell office:value-type="float" office:value="6.734167" calcext:value-type="float">
            <text:p>6,734167</text:p>
          </table:table-cell>
          <table:table-cell office:value-type="float" office:value="13.495509" calcext:value-type="float">
            <text:p>13,495509</text:p>
          </table:table-cell>
          <table:table-cell office:value-type="float" office:value="0.000248" calcext:value-type="float">
            <text:p>0,000248</text:p>
          </table:table-cell>
          <table:table-cell office:value-type="float" office:value="6.740133" calcext:value-type="float">
            <text:p>6,740133</text:p>
          </table:table-cell>
          <table:table-cell office:value-type="float" office:value="11.237074" calcext:value-type="float">
            <text:p>11,23707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164" calcext:value-type="float">
            <text:p>0,000164</text:p>
          </table:table-cell>
          <table:table-cell office:value-type="float" office:value="8.601816" calcext:value-type="float">
            <text:p>8,601816</text:p>
          </table:table-cell>
          <table:table-cell office:value-type="float" office:value="16.62941" calcext:value-type="float">
            <text:p>16,62941</text:p>
          </table:table-cell>
          <table:table-cell office:value-type="float" office:value="0.000275" calcext:value-type="float">
            <text:p>0,000275</text:p>
          </table:table-cell>
          <table:table-cell office:value-type="float" office:value="8.303151" calcext:value-type="float">
            <text:p>8,303151</text:p>
          </table:table-cell>
          <table:table-cell office:value-type="float" office:value="13.837397" calcext:value-type="float">
            <text:p>13,8373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8T12:29:42.600930289</dc:date>
    <meta:editing-duration>PT9M55S</meta:editing-duration>
    <meta:editing-cycles>1</meta:editing-cycles>
    <meta:document-statistic meta:table-count="1" meta:cell-count="77" meta:object-count="1"/>
    <meta:generator>LibreOffice/5.4.6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2.956cm" style:legend-expansion="high" chart:style-name="ch2"/>
        <chart:plot-area chart:style-name="ch3" table:cell-range-address="functions.B1:functions.G11" chart:data-source-has-labels="row" svg:x="0.32cm" svg:y="0.18cm" svg:width="12.878cm" svg:height="8.64cm">
          <chartooo:coordinate-region svg:x="0.756cm" svg:y="0.379cm" svg:width="12.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nctions.B2:functions.B11" chart:label-cell-address="functions.B1:functions.B1" chart:class="chart:line">
            <chart:data-point chart:repeated="10"/>
          </chart:series>
          <chart:series chart:style-name="ch7" chart:values-cell-range-address="functions.C2:functions.C11" chart:label-cell-address="functions.C1:functions.C1" chart:class="chart:line">
            <chart:data-point chart:repeated="10"/>
          </chart:series>
          <chart:series chart:style-name="ch8" chart:values-cell-range-address="functions.D2:functions.D11" chart:label-cell-address="functions.D1:functions.D1" chart:class="chart:line">
            <chart:data-point chart:repeated="10"/>
          </chart:series>
          <chart:series chart:style-name="ch9" chart:values-cell-range-address="functions.E2:functions.E11" chart:label-cell-address="functions.E1:functions.E1" chart:class="chart:line">
            <chart:data-point chart:repeated="10"/>
          </chart:series>
          <chart:series chart:style-name="ch10" chart:values-cell-range-address="functions.F2:functions.F11" chart:label-cell-address="functions.F1:functions.F1" chart:class="chart:line">
            <chart:data-point chart:repeated="10"/>
          </chart:series>
          <chart:series chart:style-name="ch11" chart:values-cell-range-address="functions.G2:functions.G11" chart:label-cell-address="functions.G1:functions.G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      f1</text:p>
                <draw:g>
                  <svg:desc>functions.B1:functions.B1</svg:desc>
                </draw:g>
              </table:table-cell>
              <table:table-cell office:value-type="string">
                <text:p>        f2</text:p>
                <draw:g>
                  <svg:desc>functions.C1:functions.C1</svg:desc>
                </draw:g>
              </table:table-cell>
              <table:table-cell office:value-type="string">
                <text:p>        f3</text:p>
                <draw:g>
                  <svg:desc>functions.D1:functions.D1</svg:desc>
                </draw:g>
              </table:table-cell>
              <table:table-cell office:value-type="string">
                <text:p>        f4</text:p>
                <draw:g>
                  <svg:desc>functions.E1:functions.E1</svg:desc>
                </draw:g>
              </table:table-cell>
              <table:table-cell office:value-type="string">
                <text:p>        f5</text:p>
                <draw:g>
                  <svg:desc>functions.F1:functions.F1</svg:desc>
                </draw:g>
              </table:table-cell>
              <table:table-cell office:value-type="string">
                <text:p>        f6</text:p>
                <draw:g>
                  <svg:desc>functions.G1:function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8">
                <text:p>0.000018</text:p>
                <draw:g>
                  <svg:desc>functions.B2:functions.B11</svg:desc>
                </draw:g>
              </table:table-cell>
              <table:table-cell office:value-type="float" office:value="0.083746">
                <text:p>0.083746</text:p>
                <draw:g>
                  <svg:desc>functions.C2:functions.C11</svg:desc>
                </draw:g>
              </table:table-cell>
              <table:table-cell office:value-type="float" office:value="0.168497">
                <text:p>0.168497</text:p>
                <draw:g>
                  <svg:desc>functions.D2:functions.D11</svg:desc>
                </draw:g>
              </table:table-cell>
              <table:table-cell office:value-type="float" office:value="0.000028">
                <text:p>0.000028</text:p>
                <draw:g>
                  <svg:desc>functions.E2:functions.E11</svg:desc>
                </draw:g>
              </table:table-cell>
              <table:table-cell office:value-type="float" office:value="0.083742">
                <text:p>0.083742</text:p>
                <draw:g>
                  <svg:desc>functions.F2:functions.F11</svg:desc>
                </draw:g>
              </table:table-cell>
              <table:table-cell office:value-type="float" office:value="0.137993">
                <text:p>0.137993</text:p>
                <draw:g>
                  <svg:desc>functions.G2:functions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34">
                <text:p>0.000034</text:p>
              </table:table-cell>
              <table:table-cell office:value-type="float" office:value="0.334502">
                <text:p>0.334502</text:p>
              </table:table-cell>
              <table:table-cell office:value-type="float" office:value="0.668505">
                <text:p>0.668505</text:p>
              </table:table-cell>
              <table:table-cell office:value-type="float" office:value="0.000056">
                <text:p>0.000056</text:p>
              </table:table-cell>
              <table:table-cell office:value-type="float" office:value="0.332209">
                <text:p>0.332209</text:p>
              </table:table-cell>
              <table:table-cell office:value-type="float" office:value="0.552397">
                <text:p>0.552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49">
                <text:p>0.000049</text:p>
              </table:table-cell>
              <table:table-cell office:value-type="float" office:value="0.751995">
                <text:p>0.751995</text:p>
              </table:table-cell>
              <table:table-cell office:value-type="float" office:value="1.50001">
                <text:p>1.50001</text:p>
              </table:table-cell>
              <table:table-cell office:value-type="float" office:value="0.000084">
                <text:p>0.000084</text:p>
              </table:table-cell>
              <table:table-cell office:value-type="float" office:value="0.746762">
                <text:p>0.746762</text:p>
              </table:table-cell>
              <table:table-cell office:value-type="float" office:value="1.245526">
                <text:p>1.245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68">
                <text:p>0.000068</text:p>
              </table:table-cell>
              <table:table-cell office:value-type="float" office:value="1.33472">
                <text:p>1.33472</text:p>
              </table:table-cell>
              <table:table-cell office:value-type="float" office:value="2.668442">
                <text:p>2.668442</text:p>
              </table:table-cell>
              <table:table-cell office:value-type="float" office:value="0.00011">
                <text:p>0.00011</text:p>
              </table:table-cell>
              <table:table-cell office:value-type="float" office:value="1.326471">
                <text:p>1.326471</text:p>
              </table:table-cell>
              <table:table-cell office:value-type="float" office:value="2.215589">
                <text:p>2.215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84">
                <text:p>0.000084</text:p>
              </table:table-cell>
              <table:table-cell office:value-type="float" office:value="2.073711">
                <text:p>2.073711</text:p>
              </table:table-cell>
              <table:table-cell office:value-type="float" office:value="4.160566">
                <text:p>4.160566</text:p>
              </table:table-cell>
              <table:table-cell office:value-type="float" office:value="0.000131">
                <text:p>0.000131</text:p>
              </table:table-cell>
              <table:table-cell office:value-type="float" office:value="2.082775">
                <text:p>2.082775</text:p>
              </table:table-cell>
              <table:table-cell office:value-type="float" office:value="3.455448">
                <text:p>3.455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99">
                <text:p>0.000099</text:p>
              </table:table-cell>
              <table:table-cell office:value-type="float" office:value="2.994729">
                <text:p>2.994729</text:p>
              </table:table-cell>
              <table:table-cell office:value-type="float" office:value="5.98937">
                <text:p>5.98937</text:p>
              </table:table-cell>
              <table:table-cell office:value-type="float" office:value="0.000167">
                <text:p>0.000167</text:p>
              </table:table-cell>
              <table:table-cell office:value-type="float" office:value="2.984724">
                <text:p>2.984724</text:p>
              </table:table-cell>
              <table:table-cell office:value-type="float" office:value="4.97714">
                <text:p>4.97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17">
                <text:p>0.000117</text:p>
              </table:table-cell>
              <table:table-cell office:value-type="float" office:value="4.084532">
                <text:p>4.084532</text:p>
              </table:table-cell>
              <table:table-cell office:value-type="float" office:value="8.227423">
                <text:p>8.227423</text:p>
              </table:table-cell>
              <table:table-cell office:value-type="float" office:value="0.000192">
                <text:p>0.000192</text:p>
              </table:table-cell>
              <table:table-cell office:value-type="float" office:value="4.08793">
                <text:p>4.08793</text:p>
              </table:table-cell>
              <table:table-cell office:value-type="float" office:value="6.829619">
                <text:p>6.829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36">
                <text:p>0.000136</text:p>
              </table:table-cell>
              <table:table-cell office:value-type="float" office:value="5.353656">
                <text:p>5.353656</text:p>
              </table:table-cell>
              <table:table-cell office:value-type="float" office:value="10.669455">
                <text:p>10.669455</text:p>
              </table:table-cell>
              <table:table-cell office:value-type="float" office:value="0.000222">
                <text:p>0.000222</text:p>
              </table:table-cell>
              <table:table-cell office:value-type="float" office:value="5.317331">
                <text:p>5.317331</text:p>
              </table:table-cell>
              <table:table-cell office:value-type="float" office:value="8.866174">
                <text:p>8.866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49">
                <text:p>0.000149</text:p>
              </table:table-cell>
              <table:table-cell office:value-type="float" office:value="6.734167">
                <text:p>6.734167</text:p>
              </table:table-cell>
              <table:table-cell office:value-type="float" office:value="13.495509">
                <text:p>13.495509</text:p>
              </table:table-cell>
              <table:table-cell office:value-type="float" office:value="0.000248">
                <text:p>0.000248</text:p>
              </table:table-cell>
              <table:table-cell office:value-type="float" office:value="6.740133">
                <text:p>6.740133</text:p>
              </table:table-cell>
              <table:table-cell office:value-type="float" office:value="11.237074">
                <text:p>11.2370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64">
                <text:p>0.000164</text:p>
              </table:table-cell>
              <table:table-cell office:value-type="float" office:value="8.601816">
                <text:p>8.601816</text:p>
              </table:table-cell>
              <table:table-cell office:value-type="float" office:value="16.62941">
                <text:p>16.62941</text:p>
              </table:table-cell>
              <table:table-cell office:value-type="float" office:value="0.000275">
                <text:p>0.000275</text:p>
              </table:table-cell>
              <table:table-cell office:value-type="float" office:value="8.303151">
                <text:p>8.303151</text:p>
              </table:table-cell>
              <table:table-cell office:value-type="float" office:value="13.837397">
                <text:p>13.8373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